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2099245CF46F0D8FB9F.png" manifest:media-type="image/png"/>
  <manifest:file-entry manifest:full-path="Pictures/10000201000000FA0000013E6C7AD95180D896D5.png" manifest:media-type="image/png"/>
  <manifest:file-entry manifest:full-path="Pictures/1000020100000190000000D1DC92E784B3C02FBD.png" manifest:media-type="image/png"/>
  <manifest:file-entry manifest:full-path="Pictures/1000020100000236000000D425FDD670EE0686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975cm" svg:height="5.609cm" draw:z-index="0"><draw:image xlink:href="Pictures/1000020100000236000000D425FDD670EE06863E.png" xlink:type="simple" xlink:show="embed" xlink:actuate="onLoad"/></draw:frame><draw:frame draw:style-name="fr2" draw:name="Image2" text:anchor-type="paragraph" svg:x="0.695cm" svg:y="7.011cm" svg:width="10.583cm" svg:height="5.53cm" draw:z-index="1"><draw:image xlink:href="Pictures/1000020100000190000000D1DC92E784B3C02FBD.png" xlink:type="simple" xlink:show="embed" xlink:actuate="onLoad"/></draw:frame><draw:frame draw:style-name="fr2" draw:name="Image3" text:anchor-type="paragraph" svg:x="11.643cm" svg:y="5.872cm" svg:width="6.615cm" svg:height="8.414cm" draw:z-index="2"><draw:image xlink:href="Pictures/10000201000000FA0000013E6C7AD95180D896D5.png" xlink:type="simple" xlink:show="embed" xlink:actuate="onLoad"/></draw:frame><draw:frame draw:style-name="fr2" draw:name="Image4" text:anchor-type="paragraph" svg:x="1.986cm" svg:y="13.677cm" svg:width="14.975cm" svg:height="13.785cm" draw:z-index="3"><draw:image xlink:href="Pictures/1000020100000236000002099245CF46F0D8FB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2:05:04.410115685</meta:creation-date>
    <meta:editing-duration>PT1M4S</meta:editing-duration>
    <meta:editing-cycles>2</meta:editing-cycles>
    <meta:generator>LibreOffice/5.1.6.2$Linux_X86_64 LibreOffice_project/10m0$Build-2</meta:generator>
    <dc:date>2018-03-09T22:06:05.848242475</dc:date>
    <meta:document-statistic meta:table-count="0" meta:image-count="4" meta:object-count="0" meta:page-count="2" meta:paragraph-count="0" meta:word-count="0" meta:character-count="0" meta:non-whitespace-character-count="0"/>
  </office:meta>
</office:document-meta>
</file>